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88mm"/>
    </style:style>
    <style:style style:name="co2" style:family="table-column">
      <style:table-column-properties fo:break-before="auto" style:column-width="91.28mm"/>
    </style:style>
    <style:style style:name="co3" style:family="table-column">
      <style:table-column-properties fo:break-before="auto" style:column-width="15.72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AbsDb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sDb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FiR_Pr_Key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ns1</text:p>
          </table:table-cell>
          <table:table-cell table:style-name="ce1" office:value-type="string" calcext:value-type="string">
            <text:p>Right1</text:p>
          </table:table-cell>
          <table:table-cell table:style-name="ce1" office:value-type="string" calcext:value-type="string">
            <text:p>Ans2</text:p>
          </table:table-cell>
          <table:table-cell table:style-name="ce1" office:value-type="string" calcext:value-type="string">
            <text:p>Right2</text:p>
          </table:table-cell>
          <table:table-cell table:style-name="ce1" office:value-type="string" calcext:value-type="string">
            <text:p>Ans3</text:p>
          </table:table-cell>
          <table:table-cell table:style-name="ce1" office:value-type="string" calcext:value-type="string">
            <text:p>Right3</text:p>
          </table:table-cell>
          <table:table-cell table:style-name="ce1" office:value-type="string" calcext:value-type="string">
            <text:p>Ans4</text:p>
          </table:table-cell>
          <table:table-cell table:style-name="ce1" office:value-type="string" calcext:value-type="string">
            <text:p>Right4</text:p>
          </table:table-cell>
          <table:table-cell table:style-name="ce1" office:value-type="string" calcext:value-type="string">
            <text:p>Ans5</text:p>
          </table:table-cell>
          <table:table-cell table:style-name="ce1" office:value-type="string" calcext:value-type="string">
            <text:p>Right5</text:p>
          </table:table-cell>
          <table:table-cell table:number-columns-repeated="10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сполнительский сбор с должника-гражданина или должника – индивидуального предпринимателя взыскивается в размере семи процентов от подлежащей взысканию суммы или стоимости взыскиваемого имущества, но не менее:</text:p>
          </table:table-cell>
          <table:table-cell office:value-type="string" calcext:value-type="string">
            <text:p>пяти тысяч рубл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ятисот рубл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дной тысячи рублей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Исполнительский сбор с должника-организации взыскивается в размере семи процентов от подлежащей взысканию суммы или стоимости взыскиваемого имущества, но не менее:</text:p>
          </table:table-cell>
          <table:table-cell office:value-type="string" calcext:value-type="string">
            <text:p>пятидесяти тысяч рубл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есяти тысяч рубле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яти тысяч рубл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 случае неисполнения исполнительного документа неимущественного характера исполнительский сбор с должника-гражданина или должника – индивидуального предпринимателя устанавливается в размере:</text:p>
          </table:table-cell>
          <table:table-cell office:value-type="string" calcext:value-type="string">
            <text:p>одной тысячи рубл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яти тысяч рубле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ятисот рубл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 случае неисполнения исполнительного документа неимущественного характера исполнительский сбор с должника-организации устанавливается в размере:</text:p>
          </table:table-cell>
          <table:table-cell office:value-type="string" calcext:value-type="string">
            <text:p>пятидесяти тысяч рубле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есяти тысяч рубл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яти тысяч рубл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 отношении нескольких должников по солидарному взысканию в пользу одного взыскателя исполнительский сбор устанавливается:</text:p>
          </table:table-cell>
          <table:table-cell office:value-type="string" calcext:value-type="string">
            <text:p>в размере семи процентов от подлежащей взысканию суммы или стоимости взыскиваемого имущества в солидарном порядк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 каждого из должников в размере семи процентов от подлежащей взысканию суммы или стоимости взыскиваемого имуществ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Служебная проверка в отношении государственного гражданского служащего проводится:</text:p>
          </table:table-cell>
          <table:table-cell office:value-type="string" calcext:value-type="string">
            <text:p>по решению представителя нанимателя или по письменному заявлению гражданского служащего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 решению представителя нанимателя;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письменному заявлению гражданского служащего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результатам судебного рассмотрения трудового спор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Какое из нижеперечисленных дисциплинарных взысканий не может быть применено к государственному гражданскому служащему?</text:p>
          </table:table-cell>
          <table:table-cell office:value-type="string" calcext:value-type="string">
            <text:p>замечани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ыговор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лишение преми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едупреждение о неполном должностном соответств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ля получения денежных средств с депозитного счета отдела взыскателю проживающему (расположенному) на территории иностранного государства либо его законному представителю следует:</text:p>
          </table:table-cell>
          <table:table-cell office:value-type="string" calcext:value-type="string">
            <text:p>Открыть расчетный счет <text:s/>в валюте РФ в банке или иной кредитной организации, расположенной на территории иностранного государства по месту регистрации взыскателя и имеющей счета Лоро (корреспондентский счет) в <text:s/>Сбербанке России, <text:s/>либо в валюте РФ в банке или иной кредитной организации, расположенной <text:s/>на территории России и имеющей <text:s/>корреспондентский счет в иностранном банке (по <text:s/>месту регистрации взыскателя)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ыскателю либо его представителю лично прибыть в подразделение службы судебных приставов <text:s/>для получения наличных денежных средств, взысканных в его пользу в процессе проведения исполнительских действи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енежные средства, взысканные в пользу взыскателя проживающего (расположенного) на территории иностранного государства либо его представителя подлежат хранению на депозитном счете отдела структурного подразделения и по истечении 3-х лет подлежат перечислению в доход Федерального бюджета.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 какие сроки судебные приставы-исполнители должны внести на депозитный счет отдела наличные денежные средства, изъятые в процессе проведения исполнительских действий?</text:p>
          </table:table-cell>
          <table:table-cell office:value-type="string" calcext:value-type="string">
            <text:p>Не позднее следующего операционного дн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пятидневный срок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2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семидневный срок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На какой срок (период) открывается Дело <text:s/>учета средств, поступающих во временное распоряжение отдела судебных приставов?</text:p>
          </table:table-cell>
          <table:table-cell office:value-type="string" calcext:value-type="string">
            <text:p>На один финансовый год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 три го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 пять ле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ка не закончитс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 какие сроки производится перечисление денежных средств, взысканных с должника и зачисленных на депозитный счет отела в процессе исполнения требований, содержащихся в исполнительном документе?</text:p>
          </table:table-cell>
          <table:table-cell office:value-type="string" calcext:value-type="string">
            <text:p>В тот же ден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месяц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пяти операционных дне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ечение семи календарных дн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 каком объеме взысканные суммы исполнительского сбора перечисляются в доход Федерального бюджета?</text:p>
          </table:table-cell>
          <table:table-cell office:value-type="string" calcext:value-type="string">
            <text:p>20%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%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%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 какому документу сверяется остаток денежных средств в Деле учета средств, поступающих во временное распоряжение подразделения?</text:p>
          </table:table-cell>
          <table:table-cell office:value-type="string" calcext:value-type="string">
            <text:p>По данным <text:s/>АИС ФССП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выписке от органа Федерального <text:s/>казначейств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 оборотной ведом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журналу операци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 какому документу судебные приставы-исполнители могут принимать взысканные наличные денежные средства в рублях от должников?</text:p>
          </table:table-cell>
          <table:table-cell office:value-type="string" calcext:value-type="string">
            <text:p>По чековой книжк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квитанционной книжке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 справке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озможно ли перечисление денежных средств с депозитного счета отдела взыскателям <text:s/>проживающим (расположенным) <text:s/>на территории <text:s/>иностранных государств либо их законных представителей?</text:p>
          </table:table-cell>
          <table:table-cell office:value-type="string" calcext:value-type="string">
            <text:p>н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а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Кому перечисляются денежные средства, оставшиеся после удовлетворения всех требований взыскателей?</text:p>
          </table:table-cell>
          <table:table-cell office:value-type="string" calcext:value-type="string">
            <text:p>Взыскателю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еречисляются в доход бюджет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лжнику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Хранятся на депозитном счете отдел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 какие сроки судебный пристав-исполнитель извещает должника о наличии остатка денежных средств и возможности их получения после удовлетворения всех требований взыскателей?</text:p>
          </table:table-cell>
          <table:table-cell office:value-type="string" calcext:value-type="string">
            <text:p>В течение трех дне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ечение месяц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мере возмож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трех лет.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Кто является распорядителем денежных средств, находящихся на депозитном счете отдела судебных приставов?</text:p>
          </table:table-cell>
          <table:table-cell office:value-type="string" calcext:value-type="string">
            <text:p>Руководитель Управл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удебный пристав-исполнитель, назначенный ответственным по учету денежных средств поступающих во временное распоряжение отдела судебных приставов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чальник отдела – старший судебный пристав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 какой срок судебный пристав-исполнитель, со дня поступления к нему исполнительных документов, выносит постановление о возбуждении исполнительного производства?</text:p>
          </table:table-cell>
          <table:table-cell office:value-type="string" calcext:value-type="string">
            <text:p>В пятидневный срок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семидневный срок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рехдневный срок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 мере окончания исполнительного производств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Кто является администратором (получателем) взысканных сумм штрафов по вынесенным постановлениям судебными приставами-исполнителями?</text:p>
          </table:table-cell>
          <table:table-cell office:value-type="string" calcext:value-type="string">
            <text:p>ИФНС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ССП Росси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дминистрация район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На основании какого документа списываются денежные средства с расчетного счета должника?</text:p>
          </table:table-cell>
          <table:table-cell office:value-type="string" calcext:value-type="string">
            <text:p>Платежным поручение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сполнительным документом и (или) постановлением судебного пристава-исполнител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нкассовым поручение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ктом изъят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Допускается ли передача старшим судебным приставом незаконченной квитанционной книжки от одного судебного пристава другому?</text:p>
          </table:table-cell>
          <table:table-cell office:value-type="string" calcext:value-type="string">
            <text:p>Допускается, но только в пределах одного подраздел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т, не допускается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Куда в обязательном порядке приобщаются копии платежных поручений или квитанций, подтверждающих факт оплаты суммы долга должником?</text:p>
          </table:table-cell>
          <table:table-cell office:value-type="string" calcext:value-type="string">
            <text:p>К исполнительному производству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 регистрам бухгалтерского учет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едоставляется должнику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едоставляется взыскателю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Для каких целей открывается и ведется книга учета денежных средств, поступающих во временное распоряжение подразделений судебных приставов:</text:p>
          </table:table-cell>
          <table:table-cell office:value-type="string" calcext:value-type="string">
            <text:p>Для учета расчетов с взыскателям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ля контроля и учета денежных средств, поступающих во временное распоряжение подразделений судебных приставов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ля сверки с кредитными организациям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ля погашения задолженности перед бюджетом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 возвращении из служебной командировки гражданский служащий обязан представить в государственный орган отчет о выполненной работе за период пребывания в служебной командировке в течение:</text:p>
          </table:table-cell>
          <table:table-cell office:value-type="string" calcext:value-type="string">
            <text:p>Пяти служебных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рех служебных дне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алендарного месяц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есяти служебных дн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К авансовому отчету прилагаются:</text:p>
          </table:table-cell>
          <table:table-cell office:value-type="string" calcext:value-type="string">
            <text:p>Командировочное удостоверение, документы о найме жилого помещения, документы о фактических расходах по проезду, служебное задани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абель учета рабочего времени, командировочное удостоверение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кументы о найме жилого помещения, служебное задание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кументы о фактических расходах по проезду, документы о найме жилого помещ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Куда зачисляются денежные средства от продажи иностранной валюты, взысканной в процессе проведения исполнительных действий при взыскании суммы долга в рублях?</text:p>
          </table:table-cell>
          <table:table-cell office:value-type="string" calcext:value-type="string">
            <text:p>Распределяются и выдаются взыскателям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озвращаются должнику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даются на депозитный счет отдел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еречисляются на валютный счет взыскател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 порядке какой очередности удовлетворяются требования по взысканию алиментов?</text:p>
          </table:table-cell>
          <table:table-cell office:value-type="string" calcext:value-type="string">
            <text:p>В первую очередь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 вторую очеред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ретью очеред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четвертую очередь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 течении какого времени хранятся на депозитном счете подразделения невостребованные взыскателем денежные средства?</text:p>
          </table:table-cell>
          <table:table-cell office:value-type="string" calcext:value-type="string">
            <text:p>В течение двух месяцев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шести месяцев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одного год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трех лет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 каких случаях допускается удержание до 70% сумм долга из заработной платы и иных видов доходов должника?</text:p>
          </table:table-cell>
          <table:table-cell office:value-type="string" calcext:value-type="string">
            <text:p>При удержании алиментов на несовершеннолетних детей, возмещения вреда причиненного здоровью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и удержании по нескольким исполнительным документам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 удержании алиментов, обязательных налоговых платеж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Государственный гражданский служащий ФССП России имеет право на получение форменного обмундирования впервые:</text:p>
          </table:table-cell>
          <table:table-cell office:value-type="string" calcext:value-type="string">
            <text:p>После окончания испытательного срок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 приеме на работу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ле присвоения классного чин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 истечении месяца со дня приема на работу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Каким документом закрепляются полномочия территориального органа Федеральной службы судебных приставов в качестве администратора доходов в бюджет Российской Федерации и в бюджет субъектов Российской Федерации?</text:p>
          </table:table-cell>
          <table:table-cell office:value-type="string" calcext:value-type="string">
            <text:p>Приказ ФССП России «О закреплении функций администратора поступлений в бюджетную систему РФ»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нструкция по бюджетному учету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З «О бюджетной классификации Р.Ф.»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каз Минфина «Об утверждении Указаний о порядке применения бюджетной классификации»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На какой период присваивается инвентарный номер объекту основных средств?</text:p>
          </table:table-cell>
          <table:table-cell office:value-type="string" calcext:value-type="string">
            <text:p>На один год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храняется за объектом на весь период его нахождения в данном учреждении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Согласно, какому нормативному документу предусмотрен порядок зачисления и выдачи денежных средств, поступающих во временное распоряжение подразделений службы судебных приставов?</text:p>
          </table:table-cell>
          <table:table-cell office:value-type="string" calcext:value-type="string">
            <text:p>Инструкция по применению плана счетов бухгалтерского учета бюджетного учреждения, утвержденная приказом Минфина РФ от 16.12.2010 № 174н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нструкция о порядке учета средств, поступающих во временное распоряжение структурных подразделений территориальных органов Федеральной службы судебных приставов, утвержденной приказом Минюста России и Минфина России от 25.01.2008г. № 11/15н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Могут ли при исполнении судебных решений судебные приставы-исполнители принимать лично денежные суммы в рублях от должников?</text:p>
          </table:table-cell>
          <table:table-cell office:value-type="string" calcext:value-type="string">
            <text:p>Могут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могу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Может ли подотчетное лицо, получив денежные средства в подотчет, передать их другому подотчетному лицу?</text:p>
          </table:table-cell>
          <table:table-cell office:value-type="string" calcext:value-type="string">
            <text:p>Может, в случае служебной необходимости по распоряжению старшего судебного пристав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может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жет, но только начальнику отдел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ожет, по распоряжению руководител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Каким документом определяется формирование исполненных документов в дела судебного пристава-исполнителя, для определения сроков их дальнейшего хранения?</text:p>
          </table:table-cell>
          <table:table-cell office:value-type="string" calcext:value-type="string">
            <text:p>Распоряжением начальника отдел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казом руководителя УФССП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казом ФССП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оменклатурой дел отдел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На гражданских служащих, находящихся в служебной командировке, распространяется режим служебного времени:</text:p>
          </table:table-cell>
          <table:table-cell office:value-type="string" calcext:value-type="string">
            <text:p>Установленный для государственных гражданских служащих ФССП Росси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становленный в тех государственных органах (организациях), в которые они командированы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ежим служебного времени не распространяется и является свободным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станавливается в соответствие со служебным заданием, полученным при убытии в командировку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авомерно ли установление судебным приставом-исполнителем размера удержания по исполнительному документу о взыскании задолженности по коммунальным платежам из заработка должника в 30%?</text:p>
          </table:table-cell>
          <table:table-cell office:value-type="string" calcext:value-type="string">
            <text:p>Д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а, в случае согласия взыскател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За чей счет производится перевод и перечисление денежных средств, удержанных из заработной платы должника?</text:p>
          </table:table-cell>
          <table:table-cell office:value-type="string" calcext:value-type="string">
            <text:p>За счет должник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а счет взыскател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 счет предприятия-организ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зыскивается ли исполнительский сбор с суммы расходов по совершению исполнительских действий?</text:p>
          </table:table-cell>
          <table:table-cell office:value-type="string" calcext:value-type="string">
            <text:p>Да, взыскиваетс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т, не взыскивается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Имеется ли возможность возврата излишне (ошибочно) перечисленных сумм из бюджета, администрируемых ФССП России?</text:p>
          </table:table-cell>
          <table:table-cell office:value-type="string" calcext:value-type="string">
            <text:p>Д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На основании какого нормативного документа запрещены исправления при заполнении квитанции по квитанционным книжкам?</text:p>
          </table:table-cell>
          <table:table-cell office:value-type="string" calcext:value-type="string">
            <text:p>Инструкция о порядке учета средств, поступающих во временное распоряжение структурных подразделений территориальных органов Федеральной службы судебных приставов, утвержденной приказом Минюста России и Минфина России от 25.01.2008г. № 11/15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иказ ФССП Росси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аспоряжение УФССП по Ростовской област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Кто из сотрудников структурного подразделения имеет право на получение квитанционных книжек в Управлении, являющимися бланками строгой отчетности?</text:p>
          </table:table-cell>
          <table:table-cell office:value-type="string" calcext:value-type="string">
            <text:p>Судебный пристав-исполнител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меститель начальника – судебный пристав-исполнител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удебный пристав-исполнитель (по ведению депозитного счета)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чальник отдела - старший судебный пристав или иное уполномоченное лицо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Квитанция или корешок квитанции выдается плательщику при взыскании у него суммы долга по квитанционной книжке?</text:p>
          </table:table-cell>
          <table:table-cell office:value-type="string" calcext:value-type="string">
            <text:p>Квитанция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решок квитанции;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 соответствии с каким документом определен порядок проведения в структурном подразделении Управления ФССП по Ростовской области проверки ведения квитанционных книжек на предмет полноты и своевременности внесения денежных средств на депозитный счет отдела, изъятых в процессе совершения исполнительных действий у должника?</text:p>
          </table:table-cell>
          <table:table-cell office:value-type="string" calcext:value-type="string">
            <text:p>Приказ ФССП Росс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каз Минюста РФ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каз УФССП по РО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Со счета подразделения денежные средства взыскателям могут быть направлены:</text:p>
          </table:table-cell>
          <table:table-cell office:value-type="string" calcext:value-type="string">
            <text:p>Заявкой на кассовый расход или переводом денежных сумм по почт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ыплачены наличными денежными средствами или платежным поручением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Указать очередность распределения денежных средств по расходам по совершению исполнительных действий по исполнительным производствам имущественного характера:</text:p>
          </table:table-cell>
          <table:table-cell office:value-type="string" calcext:value-type="string">
            <text:p>Первая очеред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торая очередность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ретья очеред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Четвертая очередность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Какой статьей <text:s/>ФЗ № 229 «Об исполнительном производстве» определено распределение <text:s/>взысканных денежных средств?</text:p>
          </table:table-cell>
          <table:table-cell office:value-type="string" calcext:value-type="string">
            <text:p>Ст. 110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т. 70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. 71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На основании какой статьи наличные денежные средства, взысканные с должников в процессе совершения исполнительских действий должны быть внесены на депозитный счет отдела?</text:p>
          </table:table-cell>
          <table:table-cell office:value-type="string" calcext:value-type="string">
            <text:p>Ст. 70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т. 110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. 71;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Каким нормативным документом определено ведение учета денежных средств, поступающих во временное распоряжение подразделения?</text:p>
          </table:table-cell>
          <table:table-cell office:value-type="string" calcext:value-type="string">
            <text:p>Инструкция по применению плана счетов бухгалтерского учета бюджетного учреждения, утвержденная приказом Минфина РФ от 16.12.2010 № 174н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нструкция о порядке учета средств, поступающих во временное распоряжение структурных подразделений территориальных органов Федеральной службы судебных приставов, утвержденной приказом Минюста России и Минфина России от 25.01.2008г. № 11/15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едеральный закон № 229 «Об исполнительном производстве»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На основании какого пункта Приказа Минюста №11 и Минфина № 15н от 25.01.2008 «Об утверждении Инструкции о порядке учета средств, поступающих во временное распоряжение структурных подразделений» в обязательном порядке к материалам исполнительного производства, оконченного п.1 ст. 47 ФЗ №229 «Об исполнительном производстве» приобщаются копии платежных поручений и квитанций, подтверждающих факт оплаты суммы долга должником?</text:p>
          </table:table-cell>
          <table:table-cell office:value-type="string" calcext:value-type="string">
            <text:p>Пункт 9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ункт 11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ункт 10;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На основании какого нормативного документа начальник отдела - старший судебный пристав является распорядителем средств, поступающих во временное распоряжение структурного подразделения?</text:p>
          </table:table-cell>
          <table:table-cell office:value-type="string" calcext:value-type="string">
            <text:p>Федеральный закон № 229 «Об исполнительном производстве»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каз ФССП Росс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едеральный закон № 118 «О судебных приставах»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Кто несет ответственность за правильность перечисления сумм взыскателям с депозитных счетов подразделений?</text:p>
          </table:table-cell>
          <table:table-cell office:value-type="string" calcext:value-type="string">
            <text:p>Начальник отдела – старший судебный пристав, сотрудник, назначенный ответственным за ведение депозитного счета в подразделени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ьник отдела – старший судебный пристав, заместитель начальника отдела - заместитель старшего судебного пристав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На основании, какого нормативного документа УФССП по Ростовской области формируется пакет документов на оплату расходов субъектам оценочной деятельности за счет средств федерального бюджета?</text:p>
          </table:table-cell>
          <table:table-cell office:value-type="string" calcext:value-type="string">
            <text:p>Приказ УФССП по РО от 27.10.2010 № 295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каз УФССП по РО от 29.07.2010 № 213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аспоряжение УФССП по РО от 30.06.2010 № 248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каз УФССП по РО от 29.03.2012 № 119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Каким Приказом УФССП по РО определен порядок взыскания расходов с должника по почтовым отправлениям в рамках исполнительного производства?</text:p>
          </table:table-cell>
          <table:table-cell office:value-type="string" calcext:value-type="string">
            <text:p>Приказ УФССП по РО от 27.10.2010 № 295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иказ УФССП по РО от 29.07.2010 № 213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каз УФССП по РО от 01.11.2010 № 55-х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В течение какого времени после увольнения с государственной гражданской службы граждане при заключении трудовых договоров обязаны сообщать работодателю сведения о последнем месте службы:</text:p>
          </table:table-cell>
          <table:table-cell office:value-type="string" calcext:value-type="string">
            <text:p>в течение одного года после увольн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двух лет после увольн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ечение пяти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Непринятие <text:s text:c="3"/>государственным <text:s text:c="3"/>гражданским <text:s text:c="3"/>служащим, являющимся стороной <text:s/>конфликта <text:s/>интересов, <text:s/>мер <text:s/>по <text:s/>предотвращению <text:s/>или <text:s/>урегулированию конфликта интересов является:</text:p>
          </table:table-cell>
          <table:table-cell office:value-type="string" calcext:value-type="string">
            <text:p>дисциплинарным проступком, влекущим дисциплинар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авонарушением, влекущим увольнение с государственной гражданской службы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авонарушением, влекущим уголовную ответственность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Непредставление <text:s/>государственным <text:s/>гражданским <text:s/>служащим <text:s/>сведений <text:s/>о своих доходах, об имуществе и обязательствах имущественного характера, а также о доходах, об имуществе и обязательствах имущественного характера членов своей семьи в случае, если представление таких сведений обязательно, либо представление заведомо недостоверных или неполных сведений является:</text:p>
          </table:table-cell>
          <table:table-cell office:value-type="string" calcext:value-type="string">
            <text:p>правонарушением, влекущим уголов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исциплинарным проступком, влекущим дисциплинар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авонарушением, <text:s/>влекущим увольнение с государственной гражданской службы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Уведомление государственного гражданского служащего о фактах обращения <text:s text:c="2"/>к <text:s text:c="2"/>нему <text:s text:c="2"/>в <text:s text:c="2"/>целях <text:s text:c="2"/>склонения <text:s text:c="2"/>его <text:s text:c="2"/>к <text:s text:c="2"/>совершению <text:s text:c="2"/>коррупционных правонарушений подается им на имя:</text:p>
          </table:table-cell>
          <table:table-cell office:value-type="string" calcext:value-type="string">
            <text:p>Директора Федеральной службы судебных приставов - главного судебного пристава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уководителя территориального органа Федеральной службы судебных приставов - главного судебного пристава субъекта Российской Федерации (лица, его замещающего)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ьника <text:s text:c="3"/>структурного <text:s text:c="3"/>подразделения <text:s text:c="3"/>территориального <text:s text:c="3"/>органа Федеральной службы судебных приставо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Какой нормативный документ регламентирует служебное поведение федерального государственного гражданского служащего ФССП России?</text:p>
          </table:table-cell>
          <table:table-cell office:value-type="string" calcext:value-type="string">
            <text:p>Трудовой кодекс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одекс этики и служебного поведения федерального гражданского служащего ФССП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едеральный закон «Об исполнительном производстве»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се предлагаемые варианты ответ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Имеет ли право государственный гражданский служащий ФССП России публично высказываться и давать оценку в отношении деятельности службы судебных приставов в целом и подразделения, которое он представляет?</text:p>
          </table:table-cell>
          <table:table-cell office:value-type="string" calcext:value-type="string">
            <text:p>да, если это не входит в его должностные обязан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ледует воздержатс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Соблюдение кодекса этики и служебного поведения федерального государственного гражданского служащего ФССП России работниками службы судебных приставов учитывается:</text:p>
          </table:table-cell>
          <table:table-cell office:value-type="string" calcext:value-type="string">
            <text:p>при проведении аттестаци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 формировании кадрового резерва для выдвижения на вышестоящие долж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 наложении дисциплинарных взыскани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се предлагаемые варианты ответ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Какие установлены сроки предоставления информации о проверках квитанционных книжек, находящихся в структурном подразделении, в контрольно-ревизионный отдел Управления, согласно «Сводного табеля информирования», утвержденного приказом Управления от 05.03.2012 № 84?</text:p>
          </table:table-cell>
          <table:table-cell office:value-type="string" calcext:value-type="string">
            <text:p>В срок до 10 числ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срок до 5 числ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срок до 15 числ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Кто из сотрудников структурного подразделения согласно распоряжению УФССП по Ростовской области от 30.06.2010 № 224-р является ответственным по приему и передаче в отделение банка взысканных наличных денежных средств изъятых у должников:</text:p>
          </table:table-cell>
          <table:table-cell office:value-type="string" calcext:value-type="string">
            <text:p>Заместитель начальника структурного подраздел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удебный пристав-исполнител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пециалист по ведению депозитного счет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полномоченное лицо, назначенное таковым по распоряжению начальника отдела – старшего судебного пристав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Имеет ли должник возможность оплатить свой долг по исполнительному производству через платежный терминал в пределах Ростовской области:</text:p>
          </table:table-cell>
          <table:table-cell office:value-type="string" calcext:value-type="string">
            <text:p>Д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а, если сообщит об этом судебному приставу-исполнителю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Какие установлены сроки предоставления информации об остатке бланков строгой отчетности (квитанционных книжек), находящихся в структурном подразделении, в контрольно-ревизионный отдел Управления, согласно «Сводного табеля информирования», утвержденного приказом УФССП по Ростовской области от 05.03.2012 № 84?</text:p>
          </table:table-cell>
          <table:table-cell office:value-type="string" calcext:value-type="string">
            <text:p>В срок до 10 числ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срок до 5 числ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срок до 15 числ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В какие сроки судебный пристав-исполнитель обязан направить уведомление взыскателю о поступлении денежных средств на депозитный счет отдела в случае отсутствия в материалах исполнительного производства сведений о счете взыскателя?</text:p>
          </table:table-cell>
          <table:table-cell office:value-type="string" calcext:value-type="string">
            <text:p>В пятидневный срок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рехдневный срок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двухмесячный срок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рехлетний срок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Имеет ли возможность судебный пристав-исполнитель обратиться с запросом к судебному приставу-исполнителю, наделенному полномочиями по розыску, об оказании содействия в установлении местонахождения взыскателя с целью выяснения реквизитов, если на депозитном счете хранятся невостребованные взыскателем денежные средства?</text:p>
          </table:table-cell>
          <table:table-cell office:value-type="string" calcext:value-type="string">
            <text:p>Д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а, при условии согласования с начальником отдела – старшим судебным приставом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Кому должны быть перечислены денежные средства, если они зачислены на депозитный счет структурного подразделения, в котором исполняется Постановление о даче поручения по совершению отдельных исполнительных действий и (или) применения отдельных мер принудительного исполнения?</text:p>
          </table:table-cell>
          <table:table-cell office:value-type="string" calcext:value-type="string">
            <text:p>Взыскателю по исполнительному производству, в рамках которого было вынесено Постановление о даче поручения по совершению отдельных исполнительных действий и (или) применения отдельных мер принудительного исполнени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 депозитный счет структурного подразделения, в котором вынесено Постановление о даче поручения по совершению отдельных исполнительных действий и (или) применения отдельных мер принудительного исполнения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и поступлении на депозитный счет денежных средств по исполнительному производству, переданному в другое структурное подразделение по территориальности, необходимо:</text:p>
          </table:table-cell>
          <table:table-cell office:value-type="string" calcext:value-type="string">
            <text:p>Незамедлительно перечислить данные денежные средства на депозитный счет структурного подразделения по месту нахождения исполнительного производств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ернуть данные денежные средства на счет, с которого они поступили с указанием перечислить их на депозитный счет структурного подразделения, в которое передано исполнительное производство по территориальност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еречислить на счет взыскателю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Имеет ли право судебный пристав-исполнитель изъять у должника наличные денежные средства в иностранной валюте при исчислении долга в рублях:</text:p>
          </table:table-cell>
          <table:table-cell office:value-type="string" calcext:value-type="string">
            <text:p>Нет, так как судебный пристав-исполнитель обязывает должника произвести продажу иностранной валюты, после чего изымает полученные от продажи денежные средства в рублях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, при условии согласования с начальником отдела – старшим судебным приставом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Какие действия должен предпринять судебный пристав-исполнитель после изъятия у должника наличных денежных средств в иностранной валюте:</text:p>
          </table:table-cell>
          <table:table-cell office:value-type="string" calcext:value-type="string">
            <text:p>Зачислить на депозитный счет структурного подраздел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ередать наличные денежные средства в иностранной валюте для продажи в банк или иную кредитную организацию для последующего зачисления, полученных от продажи денежных средств в рублях, на депозитный счет структурного подразделения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AbsDb" style:display-name="PageStyle_Ab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SSP Test$</meta:initial-creator>
    <dc:creator>FSSP Test$</dc:creator>
    <meta:creation-date>2018-01-17T06:49:21</meta:creation-date>
    <dc:date>2018-01-17T06:49:33</dc:date>
    <meta:generator>LibreOffice/5.2.7.2$Linux_X86_64 LibreOffice_project/20m0$Build-2</meta:generator>
    <meta:document-statistic meta:table-count="1" meta:cell-count="83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